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S PMincho" svg:font-family="MS PMincho" style:font-family-generic="roman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libri" svg:font-family="Calibri" style:font-family-generic="swiss" style:font-pitch="variable" svg:panose-1="2 15 5 2 2 2 4 3 2 4"/>
    <style:font-face style:name="CharterBT-Roman" svg:font-family="CharterBT-Roman" style:font-family-generic="system" style:font-pitch="variable"/>
    <style:font-face style:name="CharterBT-Bold" svg:font-family="CharterBT-Bold" style:font-family-generic="system" style:font-pitch="variable"/>
    <style:font-face style:name="Arial, Helvetica, Luxi-sans, 'N" svg:font-family="Arial, Helvetica, Luxi-sans, 'N" style:font-family-generic="system"/>
    <style:font-face style:name="KreonRegular" svg:font-family="KreonRegular" style:font-family-generic="system"/>
    <style:font-face style:name="DroidSansRegular" svg:font-family="DroidSansRegular" style:font-family-generic="system"/>
    <style:font-face style:name="arial, helvetica, clean, sans-s" svg:font-family="arial, helvetica, clean, sans-s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Fuentedepárrafopredeter." style:family="text">
      <style:text-properties style:font-name-asian="Calibri" style:font-name-complex="Calibri"/>
    </style:style>
    <style:style style:name="T3" style:parent-style-name="Fuentedepárrafopredeter." style:family="text">
      <style:text-properties style:font-name-asian="Calibri" style:font-name-complex="Calibri" fo:font-weight="bold" style:font-weight-asian="bold"/>
    </style:style>
    <style:style style:name="P4" style:parent-style-name="Standard" style:family="paragraph">
      <style:paragraph-properties fo:text-align="justify"/>
      <style:text-properties style:font-name-asian="Calibri" style:font-name-complex="Calibri" fo:font-weight="bold" style:font-weight-asian="bold"/>
    </style:style>
    <style:style style:name="P5" style:parent-style-name="Standard" style:family="paragraph">
      <style:paragraph-properties fo:text-align="justify"/>
      <style:text-properties style:font-name-asian="Calibri" style:font-name-complex="Calibri"/>
    </style:style>
    <style:style style:name="P6" style:parent-style-name="Standard" style:family="paragraph">
      <style:paragraph-properties fo:text-align="justify"/>
    </style:style>
    <style:style style:name="T7" style:parent-style-name="Fuentedepárrafopredeter." style:family="text">
      <style:text-properties style:font-name-asian="Calibri" style:font-name-complex="Calibri"/>
    </style:style>
    <style:style style:name="T8" style:parent-style-name="Fuentedepárrafopredeter.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style:font-name-asian="Calibri" style:font-name-complex="Calibri"/>
    </style:style>
    <style:style style:name="T10" style:parent-style-name="Fuentedepárrafopredeter.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11" style:parent-style-name="Fuentedepárrafopredeter." style:family="text">
      <style:text-properties style:font-name-asian="Calibri" style:font-name-complex="Calibri"/>
    </style:style>
    <style:style style:name="P12" style:parent-style-name="Standard" style:family="paragraph">
      <style:paragraph-properties fo:text-align="justify"/>
      <style:text-properties style:font-name-asian="Calibri" style:font-name-complex="Calibri"/>
    </style:style>
    <style:style style:name="P13" style:parent-style-name="Standard" style:family="paragraph">
      <style:paragraph-properties fo:text-align="justify"/>
      <style:text-properties style:font-name-asian="Calibri" style:font-name-complex="Calibri"/>
    </style:style>
    <style:style style:name="P14" style:parent-style-name="Standard" style:family="paragraph">
      <style:paragraph-properties fo:text-align="justify"/>
      <style:text-properties style:font-name-asian="Calibri" style:font-name-complex="Calibri"/>
    </style:style>
    <style:style style:name="P15" style:parent-style-name="Standard" style:family="paragraph">
      <style:paragraph-properties fo:text-align="justify"/>
      <style:text-properties style:font-name-asian="Calibri" style:font-name-complex="Calibri"/>
    </style:style>
    <style:style style:name="P16" style:parent-style-name="Standard" style:family="paragraph">
      <style:paragraph-properties fo:text-align="justify"/>
      <style:text-properties style:font-name-asian="Calibri" style:font-name-complex="Calibri"/>
    </style:style>
    <style:style style:name="P17" style:parent-style-name="Standard" style:family="paragraph">
      <style:paragraph-properties fo:text-align="justify"/>
      <style:text-properties style:font-name-asian="Calibri" style:font-name-complex="Calibri"/>
    </style:style>
    <style:style style:name="P18" style:parent-style-name="Standard" style:family="paragraph">
      <style:paragraph-properties fo:text-align="justify"/>
      <style:text-properties style:font-name-asian="Calibri" style:font-name-complex="Calibri"/>
    </style:style>
    <style:style style:name="P19" style:parent-style-name="Standard" style:family="paragraph">
      <style:paragraph-properties fo:text-align="justify"/>
      <style:text-properties style:font-name-asian="Calibri" style:font-name-complex="Calibri"/>
    </style:style>
    <style:style style:name="P20" style:parent-style-name="Standard" style:family="paragraph">
      <style:paragraph-properties fo:text-align="justify" fo:text-indent="0.4916in"/>
      <style:text-properties style:font-name-asian="Calibri" style:font-name-complex="Calibri"/>
    </style:style>
    <style:style style:name="P21" style:parent-style-name="Standard" style:family="paragraph">
      <style:paragraph-properties fo:text-align="justify" fo:text-indent="0.4916in"/>
      <style:text-properties style:font-name-asian="Calibri" style:font-name-complex="Calibri"/>
    </style:style>
    <style:style style:name="P22" style:parent-style-name="Standard" style:family="paragraph">
      <style:paragraph-properties fo:text-align="justify"/>
      <style:text-properties style:font-name-asian="Calibri" style:font-name-complex="Calibri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T25" style:parent-style-name="Fuentedepárrafopredeter." style:family="text">
      <style:text-properties style:font-name-asian="Calibri" style:font-name-complex="Calibri"/>
    </style:style>
    <style:style style:name="P26" style:parent-style-name="Standard" style:family="paragraph">
      <style:paragraph-properties fo:text-align="justify"/>
      <style:text-properties style:font-name-asian="Calibri" style:font-name-complex="Calibri"/>
    </style:style>
    <style:style style:name="P27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28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29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30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31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32" style:parent-style-name="Standard" style:family="paragraph">
      <style:paragraph-properties fo:text-align="justify"/>
      <style:text-properties style:font-name-asian="Calibri" style:font-name-complex="Calibri"/>
    </style:style>
    <style:style style:name="P33" style:parent-style-name="Standard" style:family="paragraph">
      <style:paragraph-properties fo:text-align="justify"/>
      <style:text-properties style:font-name-asian="Calibri" style:font-name-complex="Calibri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T36" style:parent-style-name="Fuentedepárrafopredeter." style:family="text">
      <style:text-properties style:font-name-asian="Calibri" style:font-name-complex="Calibri"/>
    </style:style>
    <style:style style:name="P37" style:parent-style-name="Standard" style:family="paragraph">
      <style:paragraph-properties fo:text-align="justify"/>
      <style:text-properties style:font-name-asian="Calibri" style:font-name-complex="Calibri"/>
    </style:style>
    <style:style style:name="P38" style:parent-style-name="Standard" style:family="paragraph">
      <style:paragraph-properties fo:text-align="justify"/>
    </style:style>
    <style:style style:name="T39" style:parent-style-name="Fuentedepárrafopredeter." style:family="text"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T40" style:parent-style-name="Fuentedepárrafopredeter." style:family="text">
      <style:text-properties style:font-name-asian="Calibri" style:font-name-complex="Calibri" fo:font-style="italic" style:font-style-asian="italic" style:font-style-complex="italic" fo:color="#4472C4"/>
    </style:style>
    <style:style style:name="T41" style:parent-style-name="Fuentedepárrafopredeter." style:family="text">
      <style:text-properties style:font-name-asian="Calibri" style:font-name-complex="Calibri"/>
    </style:style>
    <style:style style:name="P42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43" style:parent-style-name="Standard" style:family="paragraph">
      <style:paragraph-properties fo:text-align="justify"/>
    </style:style>
    <style:style style:name="T44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T45" style:parent-style-name="Fuentedepárrafopredeter." style:family="text">
      <style:text-properties style:font-name-asian="Calibri" style:font-name-complex="Calibri"/>
    </style:style>
    <style:style style:name="P46" style:parent-style-name="Standard" style:family="paragraph">
      <style:paragraph-properties fo:text-align="justify"/>
      <style:text-properties style:font-name-asian="Calibri" style:font-name-complex="Calibri"/>
    </style:style>
    <style:style style:name="P47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48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49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50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4472C4" fo:language="en" fo:country="US"/>
    </style:style>
    <style:style style:name="P51" style:parent-style-name="Standard" style:family="paragraph">
      <style:paragraph-properties fo:text-align="justify"/>
      <style:text-properties style:font-name-asian="Calibri" style:font-name-complex="Calibri"/>
    </style:style>
    <style:style style:name="P52" style:parent-style-name="Standard" style:family="paragraph">
      <style:paragraph-properties fo:text-align="justify"/>
      <style:text-properties style:font-name-asian="Calibri" style:font-name-complex="Calibri"/>
    </style:style>
    <style:style style:name="P53" style:parent-style-name="Standard" style:family="paragraph">
      <style:paragraph-properties fo:text-align="justify"/>
      <style:text-properties style:font-name-asian="Calibri" style:font-name-complex="Calibri"/>
    </style:style>
    <style:style style:name="P54" style:parent-style-name="Standard" style:family="paragraph">
      <style:paragraph-properties fo:text-align="justify"/>
      <style:text-properties style:font-name-asian="Calibri" style:font-name-complex="Calibri"/>
    </style:style>
    <style:style style:name="P55" style:parent-style-name="Standard" style:family="paragraph">
      <style:paragraph-properties fo:text-align="justify"/>
      <style:text-properties style:font-name-asian="Calibri" style:font-name-complex="Calibri"/>
    </style:style>
    <style:style style:name="P56" style:parent-style-name="Standard" style:family="paragraph">
      <style:paragraph-properties fo:text-align="justify" fo:margin-left="0.4916in">
        <style:tab-stops/>
      </style:paragraph-properties>
      <style:text-properties style:font-name-asian="Calibri" style:font-name-complex="Calibri" fo:font-style="italic" style:font-style-asian="italic" style:font-style-complex="italic"/>
    </style:style>
    <style:style style:name="P57" style:parent-style-name="Standard" style:family="paragraph">
      <style:paragraph-properties fo:text-align="justify" fo:margin-left="0.4916in">
        <style:tab-stops/>
      </style:paragraph-properties>
      <style:text-properties style:font-name-asian="Calibri" style:font-name-complex="Calibri" fo:font-style="italic" style:font-style-asian="italic" style:font-style-complex="italic"/>
    </style:style>
    <style:style style:name="P58" style:parent-style-name="Standard" style:family="paragraph">
      <style:paragraph-properties fo:text-align="justify" fo:margin-left="0.4916in">
        <style:tab-stops/>
      </style:paragraph-properties>
      <style:text-properties style:font-name-asian="Calibri" style:font-name-complex="Calibri" fo:font-style="italic" style:font-style-asian="italic" style:font-style-complex="italic" fo:language="en" fo:country="US"/>
    </style:style>
    <style:style style:name="P59" style:parent-style-name="Standard" style:family="paragraph">
      <style:paragraph-properties fo:text-align="justify" fo:margin-left="0.4916in">
        <style:tab-stops/>
      </style:paragraph-properties>
      <style:text-properties style:font-name-asian="Calibri" style:font-name-complex="Calibri"/>
    </style:style>
    <style:style style:name="P60" style:parent-style-name="Standard" style:family="paragraph">
      <style:paragraph-properties fo:text-align="justify"/>
      <style:text-properties style:font-name-asian="Calibri" style:font-name-complex="Calibri"/>
    </style:style>
    <style:style style:name="P61" style:parent-style-name="Standard" style:master-page-name="MP1" style:family="paragraph">
      <style:paragraph-properties fo:break-before="page" fo:text-align="justify"/>
    </style:style>
    <style:style style:name="T62" style:parent-style-name="Fuentedepárrafopredeter." style:family="text">
      <style:text-properties style:font-name-asian="Calibri" style:font-name-complex="Calibri"/>
    </style:style>
    <style:style style:name="T63" style:parent-style-name="Fuentedepárrafopredeter." style:family="text">
      <style:text-properties style:font-name-asian="Calibri" style:font-name-complex="Calibri" fo:font-weight="bold" style:font-weight-asian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Fuentedepárrafopredeter." style:family="text">
      <style:text-properties fo:color="#4472C4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color="#4472C4"/>
    </style:style>
    <style:style style:name="P69" style:parent-style-name="Standard" style:family="paragraph">
      <style:paragraph-properties fo:text-indent="0.4916in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color="#4472C4"/>
    </style:style>
    <style:style style:name="P73" style:parent-style-name="Standard" style:family="paragraph">
      <style:paragraph-properties fo:text-indent="0.4916in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T76" style:parent-style-name="Fuentedepárrafopredeter." style:family="text">
      <style:text-properties fo:color="#4472C4"/>
    </style:style>
    <style:style style:name="T77" style:parent-style-name="Fuentedepárrafopredeter." style:family="text">
      <style:text-properties fo:font-style="italic" style:font-style-asian="italic" style:font-style-complex="italic" fo:color="#4472C4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color="#4472C4"/>
    </style:style>
    <style:style style:name="P81" style:parent-style-name="Standard" style:family="paragraph">
      <style:paragraph-properties fo:margin-left="0.4916in">
        <style:tab-stops/>
      </style:paragraph-properties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style="italic" style:font-style-asian="italic" style:font-style-complex="italic" fo:color="#4472C4" style:language-asian="es" style:country-asian="ES" fo:hyphenate="true"/>
    </style:style>
    <style:style style:name="P85" style:parent-style-name="Standard" style:family="paragraph">
      <style:text-properties fo:font-style="italic" style:font-style-asian="italic" style:font-style-complex="italic" fo:color="#4472C4" style:language-asian="es" style:country-asian="ES" fo:hyphenate="true"/>
    </style:style>
    <style:style style:name="P86" style:parent-style-name="Standard" style:family="paragraph">
      <style:text-properties fo:font-style="italic" style:font-style-asian="italic" style:font-style-complex="italic" style:language-asian="es" style:country-asian="ES" fo:hyphenate="true"/>
    </style:style>
    <style:style style:name="T87" style:parent-style-name="Fuentedepárrafopredeter." style:family="text">
      <style:text-properties style:font-name-complex="Arial" fo:font-weight="bold" style:font-weight-asian="bold" style:font-weight-complex="bold"/>
    </style:style>
    <style:style style:name="T88" style:parent-style-name="Fuentedepárrafopredeter." style:family="text">
      <style:text-properties fo:font-weight="bold" style:font-weight-asian="bold" style:font-weight-complex="bold" style:language-asian="es" style:country-asian="ES"/>
    </style:style>
    <style:style style:name="T8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language-asian="es" style:country-asian="ES"/>
    </style:style>
    <style:style style:name="T90" style:parent-style-name="Fuentedepárrafopredeter." style:family="text">
      <style:text-properties fo:font-style="italic" style:font-style-asian="italic" style:font-style-complex="italic" style:language-asian="es" style:country-asian="ES"/>
    </style:style>
    <style:style style:name="T91" style:parent-style-name="Fuentedepárrafopredeter." style:family="text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paragraph-properties fo:text-align="justify" fo:margin-left="0.4916in">
        <style:tab-stops/>
      </style:paragraph-properties>
      <style:text-properties fo:hyphenate="true"/>
    </style:style>
    <style:style style:name="T94" style:parent-style-name="Fuentedepárrafopredeter." style:family="text">
      <style:text-properties style:font-name-asian="Calibri" style:font-name-complex="Calibri" fo:font-style="italic" style:font-style-asian="italic" style:font-style-complex="italic" style:language-asian="es" style:country-asian="ES"/>
    </style:style>
    <style:style style:name="T95" style:parent-style-name="Fuentedepárrafopredeter." style:family="text">
      <style:text-properties style:font-name-asian="Calibri" style:font-name-complex="Calibri" fo:font-style="italic" style:font-style-asian="italic" style:font-style-complex="italic" style:language-asian="es" style:country-asian="ES"/>
    </style:style>
    <style:style style:name="T96" style:parent-style-name="Fuentedepárrafopredeter." style:family="text">
      <style:text-properties style:font-name-asian="Calibri" style:font-name-complex="Calibri" fo:font-style="italic" style:font-style-asian="italic" style:font-style-complex="italic" style:language-asian="es" style:country-asian="ES"/>
    </style:style>
    <style:style style:name="P97" style:parent-style-name="Standard" style:family="paragraph">
      <style:paragraph-properties fo:text-align="justify" fo:margin-left="0.4916in">
        <style:tab-stops/>
      </style:paragraph-properties>
      <style:text-properties style:font-name-asian="Calibri" style:font-name-complex="Calibri"/>
    </style:style>
    <style:style style:name="P98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99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00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01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02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03" style:parent-style-name="Standard" style:family="paragraph">
      <style:paragraph-properties fo:text-align="justify"/>
      <style:text-properties style:font-name-asian="Calibri" style:font-name-complex="Calibri"/>
    </style:style>
    <style:style style:name="P104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05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06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07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08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09" style:parent-style-name="Standard" style:family="paragraph">
      <style:paragraph-properties fo:text-align="justify"/>
      <style:text-properties style:font-name-asian="Calibri" style:font-name-complex="Calibri"/>
    </style:style>
    <style:style style:name="P110" style:parent-style-name="Standard" style:family="paragraph">
      <style:paragraph-properties fo:text-align="justify"/>
      <style:text-properties style:font-name-asian="Calibri" style:font-name-complex="Calibri"/>
    </style:style>
    <style:style style:name="P111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12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13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14" style:parent-style-name="Standard" style:family="paragraph">
      <style:paragraph-properties fo:text-align="justify"/>
      <style:text-properties style:font-name-asian="Calibri" style:font-name-complex="Calibri"/>
    </style:style>
    <style:style style:name="P115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16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17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18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19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20" style:parent-style-name="Standard" style:family="paragraph">
      <style:paragraph-properties fo:text-align="justify"/>
      <style:text-properties style:font-name-asian="Calibri" style:font-name-complex="Calibri"/>
    </style:style>
    <style:style style:name="P121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22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23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24" style:parent-style-name="Standard" style:family="paragraph">
      <style:paragraph-properties fo:text-align="justify"/>
      <style:text-properties style:font-name-asian="Calibri" style:font-name-complex="Calibri"/>
    </style:style>
    <style:style style:name="P125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26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27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28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29" style:parent-style-name="Standard" style:family="paragraph">
      <style:paragraph-properties fo:text-align="justify"/>
      <style:text-properties style:font-name-asian="Calibri" style:font-name-complex="Calibri"/>
    </style:style>
    <style:style style:name="P130" style:parent-style-name="Standard" style:family="paragraph">
      <style:paragraph-properties fo:text-align="justify"/>
    </style:style>
    <style:style style:name="T131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T132" style:parent-style-name="Fuentedepárrafopredeter." style:family="text">
      <style:text-properties fo:font-weight="bold" style:font-weight-asian="bold" style:font-weight-complex="bold"/>
    </style:style>
    <style:style style:name="T133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P134" style:parent-style-name="Standard" style:family="paragraph">
      <style:paragraph-properties fo:text-align="justify"/>
      <style:text-properties style:font-name-asian="Calibri" style:font-name-complex="Calibri" fo:font-weight="bold" style:font-weight-asian="bold" style:font-weight-complex="bold"/>
    </style:style>
    <style:style style:name="P135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36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37" style:parent-style-name="Standard" style:family="paragraph">
      <style:paragraph-properties fo:text-align="justify"/>
      <style:text-properties style:font-name-asian="Calibri" style:font-name-complex="Calibri" fo:color="#4472C4"/>
    </style:style>
    <style:style style:name="P138" style:parent-style-name="Standard" style:family="paragraph">
      <style:paragraph-properties fo:text-align="justify"/>
      <style:text-properties style:font-name-asian="Calibri" style:font-name-complex="Calibri"/>
    </style:style>
    <style:style style:name="P139" style:parent-style-name="Standard" style:family="paragraph">
      <style:paragraph-properties fo:break-before="page" fo:text-align="justify"/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40" style:parent-style-name="Standard" style:family="paragraph">
      <style:paragraph-properties fo:text-align="justify"/>
      <style:text-properties style:font-name-asian="Calibri" style:font-name-complex="Calibri"/>
    </style:style>
    <style:style style:name="P141" style:parent-style-name="Standard" style:family="paragraph">
      <style:paragraph-properties fo:text-align="justify"/>
    </style:style>
    <style:style style:name="T142" style:parent-style-name="Fuentedepárrafopredeter." style:family="text">
      <style:text-properties style:font-name-asian="Calibri" style:font-name-complex="Calibri"/>
    </style:style>
    <style:style style:name="T143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T144" style:parent-style-name="Fuentedepárrafopredeter." style:family="text">
      <style:text-properties style:font-name-asian="Calibri" style:font-name-complex="Calibri"/>
    </style:style>
    <style:style style:name="P145" style:parent-style-name="Standard" style:family="paragraph">
      <style:paragraph-properties fo:text-align="justify"/>
      <style:text-properties style:font-name-asian="Calibri" style:font-name-complex="Calibri"/>
    </style:style>
    <style:style style:name="P146" style:parent-style-name="Standard" style:family="paragraph">
      <style:paragraph-properties fo:text-align="justify" fo:margin-top="0.1666in"/>
      <style:text-properties style:font-name-asian="Calibri" style:font-name-complex="Calibri"/>
    </style:style>
    <style:style style:name="P147" style:parent-style-name="Standard" style:family="paragraph">
      <style:paragraph-properties fo:text-align="justify" fo:margin-top="0.1666in"/>
      <style:text-properties style:font-name-asian="Calibri" style:font-name-complex="Calibri" fo:font-style="italic" style:font-style-asian="italic" style:font-style-complex="italic"/>
    </style:style>
    <style:style style:name="P148" style:parent-style-name="Standard" style:family="paragraph">
      <style:paragraph-properties fo:text-align="justify" fo:margin-top="0.1666in"/>
      <style:text-properties style:font-name-asian="Calibri" style:font-name-complex="Calibri" fo:font-style="italic" style:font-style-asian="italic" style:font-style-complex="italic"/>
    </style:style>
    <style:style style:name="P149" style:parent-style-name="Standard" style:family="paragraph">
      <style:paragraph-properties fo:text-align="justify" fo:margin-top="0.1666in"/>
    </style:style>
    <style:style style:name="T150" style:parent-style-name="Fuentedepárrafopredeter." style:family="text">
      <style:text-properties style:font-name-asian="Calibri" style:font-name-complex="Calibri" fo:font-weight="bold" style:font-weight-asian="bold" style:font-weight-complex="bold"/>
    </style:style>
    <style:style style:name="T151" style:parent-style-name="Fuentedepárrafopredeter." style:family="text">
      <style:text-properties style:font-name-asian="Calibri" style:font-name-complex="Calibri"/>
    </style:style>
    <style:style style:name="P152" style:parent-style-name="Standard" style:family="paragraph">
      <style:paragraph-properties fo:text-align="justify" fo:margin-top="0.1666in"/>
    </style:style>
    <style:style style:name="T153" style:parent-style-name="Fuentedepárrafopredeter." style:family="text">
      <style:text-properties style:font-name-asian="Calibri" style:font-name-complex="Calibri" fo:font-style="italic" style:font-style-asian="italic" style:font-style-complex="italic"/>
    </style:style>
    <style:style style:name="T154" style:parent-style-name="Fuentedepárrafopredeter." style:family="text">
      <style:text-properties style:font-name-asian="Calibri" style:font-name-complex="Calibri" fo:font-weight="bold" style:font-weight-asian="bold" style:font-weight-complex="bold" fo:font-style="italic" style:font-style-asian="italic" style:font-style-complex="italic" fo:background-color="#FFFF00"/>
    </style:style>
    <style:style style:name="T155" style:parent-style-name="Fuentedepárrafopredeter." style:family="text">
      <style:text-properties style:font-name-asian="Calibri" style:font-name-complex="Calibri" fo:font-style="italic" style:font-style-asian="italic" style:font-style-complex="italic"/>
    </style:style>
    <style:style style:name="T156" style:parent-style-name="Fuentedepárrafopredeter." style:family="text">
      <style:text-properties style:font-name-asian="Calibri" style:font-name-complex="Calibri" fo:font-style="italic" style:font-style-asian="italic" style:font-style-complex="italic"/>
    </style:style>
    <style:style style:name="T157" style:parent-style-name="Fuentedepárrafopredeter." style:family="text">
      <style:text-properties style:font-name-asian="Calibri" style:font-name-complex="Calibri" fo:font-style="italic" style:font-style-asian="italic" style:font-style-complex="italic" fo:background-color="#FFFF00"/>
    </style:style>
    <style:style style:name="T158" style:parent-style-name="Fuentedepárrafopredeter." style:family="text">
      <style:text-properties style:font-name-asian="Calibri" style:font-name-complex="Calibri" fo:font-style="italic" style:font-style-asian="italic" style:font-style-complex="italic"/>
    </style:style>
    <style:style style:name="P159" style:parent-style-name="Standard" style:family="paragraph">
      <style:paragraph-properties fo:text-align="justify" fo:margin-top="0.1666in"/>
      <style:text-properties style:font-name-asian="Calibri" style:font-name-complex="Calibri" fo:font-style="italic" style:font-style-asian="italic" style:font-style-complex="italic"/>
    </style:style>
    <style:style style:name="P160" style:parent-style-name="Standard" style:family="paragraph">
      <style:paragraph-properties fo:text-align="justify" fo:margin-top="0.1666in"/>
      <style:text-properties style:font-name-asian="Calibri" style:font-name-complex="Calibri"/>
    </style:style>
    <style:style style:name="P161" style:parent-style-name="Standard" style:family="paragraph">
      <style:paragraph-properties fo:text-align="justify" fo:margin-top="0.1666in"/>
      <style:text-properties style:font-name-asian="Calibri" style:font-name-complex="Calibri"/>
    </style:style>
    <style:style style:name="P162" style:parent-style-name="Standard" style:family="paragraph">
      <style:paragraph-properties fo:text-align="justify"/>
    </style:style>
    <style:style style:name="T163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64" style:parent-style-name="Fuentedepárrafopredeter." style:family="text">
      <style:text-properties style:font-name-complex="CharterBT-Roman" fo:color="#000000"/>
    </style:style>
    <style:style style:name="P165" style:parent-style-name="Standard" style:family="paragraph">
      <style:paragraph-properties fo:text-align="justify"/>
      <style:text-properties style:font-name-complex="CharterBT-Roman" fo:color="#000000"/>
    </style:style>
    <style:style style:name="P166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167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168" style:parent-style-name="Standard" style:family="paragraph">
      <style:paragraph-properties fo:text-align="justify"/>
    </style:style>
    <style:style style:name="T169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70" style:parent-style-name="Fuentedepárrafopredeter." style:family="text">
      <style:text-properties style:font-name-complex="CharterBT-Roman" fo:color="#000000"/>
    </style:style>
    <style:style style:name="P171" style:parent-style-name="Standard" style:family="paragraph">
      <style:paragraph-properties fo:text-align="justify"/>
      <style:text-properties style:font-name-complex="CharterBT-Roman" fo:color="#000000"/>
    </style:style>
    <style:style style:name="P172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173" style:parent-style-name="Standard" style:family="paragraph">
      <style:paragraph-properties fo:text-align="justify"/>
      <style:text-properties style:font-name-complex="CharterBT-Roman" fo:color="#000000"/>
    </style:style>
    <style:style style:name="P174" style:parent-style-name="Standard" style:family="paragraph">
      <style:paragraph-properties fo:text-align="justify"/>
    </style:style>
    <style:style style:name="T175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76" style:parent-style-name="Fuentedepárrafopredeter." style:family="text">
      <style:text-properties style:font-name-complex="CharterBT-Roman" fo:color="#000000"/>
    </style:style>
    <style:style style:name="P177" style:parent-style-name="Standard" style:family="paragraph">
      <style:paragraph-properties fo:text-align="justify"/>
      <style:text-properties style:font-name-complex="CharterBT-Roman" fo:color="#000000"/>
    </style:style>
    <style:style style:name="P178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179" style:parent-style-name="Standard" style:family="paragraph">
      <style:paragraph-properties fo:text-align="justify"/>
      <style:text-properties style:font-name-complex="CharterBT-Roman" fo:color="#000000"/>
    </style:style>
    <style:style style:name="P180" style:parent-style-name="Standard" style:family="paragraph">
      <style:paragraph-properties fo:text-align="justify"/>
    </style:style>
    <style:style style:name="T181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82" style:parent-style-name="Fuentedepárrafopredeter." style:family="text">
      <style:text-properties style:font-name-complex="CharterBT-Roman" fo:color="#000000"/>
    </style:style>
    <style:style style:name="P183" style:parent-style-name="Standard" style:family="paragraph">
      <style:paragraph-properties fo:text-align="justify"/>
      <style:text-properties style:font-name-complex="CharterBT-Roman" fo:color="#000000"/>
    </style:style>
    <style:style style:name="P184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185" style:parent-style-name="Standard" style:family="paragraph">
      <style:paragraph-properties fo:text-align="justify"/>
      <style:text-properties style:font-name-complex="CharterBT-Bold" fo:font-weight="bold" style:font-weight-asian="bold" style:font-weight-complex="bold" fo:color="#616161" fo:font-size="10pt" style:font-size-asian="10pt" style:font-size-complex="10pt"/>
    </style:style>
    <style:style style:name="P186" style:parent-style-name="Standard" style:family="paragraph">
      <style:paragraph-properties fo:text-align="justify"/>
    </style:style>
    <style:style style:name="T187" style:parent-style-name="Fuentedepárrafopredeter." style:family="text">
      <style:text-properties style:font-name-asian="Calibri" style:font-name-complex="Calibri" fo:font-weight="bold" style:font-weight-asian="bold" style:font-weight-complex="bold" fo:color="#000000"/>
    </style:style>
    <style:style style:name="T188" style:parent-style-name="Fuentedepárrafopredeter." style:family="text">
      <style:text-properties style:font-name-complex="CharterBT-Roman" fo:color="#000000"/>
    </style:style>
    <style:style style:name="T189" style:parent-style-name="Fuentedepárrafopredeter." style:family="text">
      <style:text-properties style:font-name-complex="CharterBT-Roman" fo:color="#000000"/>
    </style:style>
    <style:style style:name="P190" style:parent-style-name="Standard" style:family="paragraph">
      <style:paragraph-properties fo:text-align="justify"/>
    </style:style>
    <style:style style:name="T191" style:parent-style-name="Fuentedepárrafopredeter." style:family="text">
      <style:text-properties style:font-name-complex="CharterBT-Bold" fo:font-style="italic" style:font-style-asian="italic" style:font-style-complex="italic" fo:color="#4472C4"/>
    </style:style>
    <style:style style:name="P192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193" style:parent-style-name="Standard" style:family="paragraph">
      <style:paragraph-properties fo:text-align="justify"/>
      <style:text-properties style:font-name-complex="CharterBT-Bold" fo:color="#000000"/>
    </style:style>
    <style:style style:name="P194" style:parent-style-name="Standard" style:family="paragraph">
      <style:paragraph-properties fo:text-align="justify"/>
      <style:text-properties style:font-name-complex="CharterBT-Bold" fo:color="#000000"/>
    </style:style>
    <style:style style:name="P195" style:parent-style-name="Standard" style:family="paragraph">
      <style:paragraph-properties fo:text-align="justify"/>
    </style:style>
    <style:style style:name="T196" style:parent-style-name="Fuentedepárrafopredeter." style:family="text">
      <style:text-properties style:font-name-complex="CharterBT-Bold" fo:font-style="italic" style:font-style-asian="italic" style:font-style-complex="italic" fo:color="#4472C4"/>
    </style:style>
    <style:style style:name="T197" style:parent-style-name="Fuentedepárrafopredeter." style:family="text">
      <style:text-properties style:font-name-complex="CharterBT-Bold" fo:color="#4472C4"/>
    </style:style>
    <style:style style:name="P198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199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00" style:parent-style-name="Standard" style:family="paragraph">
      <style:paragraph-properties fo:text-align="justify"/>
      <style:text-properties style:font-name-complex="CharterBT-Bold" fo:color="#000000"/>
    </style:style>
    <style:style style:name="P201" style:parent-style-name="Standard" style:family="paragraph">
      <style:paragraph-properties fo:text-align="justify"/>
      <style:text-properties style:font-name-complex="CharterBT-Bold" fo:color="#000000"/>
    </style:style>
    <style:style style:name="P202" style:parent-style-name="Standard" style:family="paragraph">
      <style:paragraph-properties fo:text-align="justify"/>
    </style:style>
    <style:style style:name="T203" style:parent-style-name="Fuentedepárrafopredeter." style:family="text">
      <style:text-properties style:font-name-complex="CharterBT-Bold" fo:font-style="italic" style:font-style-asian="italic" style:font-style-complex="italic" fo:color="#4472C4"/>
    </style:style>
    <style:style style:name="T204" style:parent-style-name="Fuentedepárrafopredeter." style:family="text">
      <style:text-properties style:font-name-complex="CharterBT-Bold" fo:color="#4472C4"/>
    </style:style>
    <style:style style:name="T205" style:parent-style-name="Fuentedepárrafopredeter." style:family="text">
      <style:text-properties style:font-name-complex="CharterBT-Bold" fo:font-style="italic" style:font-style-asian="italic" style:font-style-complex="italic" fo:color="#4472C4"/>
    </style:style>
    <style:style style:name="P206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07" style:parent-style-name="Standard" style:family="paragraph">
      <style:paragraph-properties fo:text-align="justify"/>
      <style:text-properties style:font-name-complex="CharterBT-Bold" fo:color="#000000"/>
    </style:style>
    <style:style style:name="P208" style:parent-style-name="Standard" style:family="paragraph">
      <style:paragraph-properties fo:text-align="justify"/>
      <style:text-properties style:font-name-complex="CharterBT-Bold" fo:color="#000000"/>
    </style:style>
    <style:style style:name="P209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10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11" style:parent-style-name="Standard" style:family="paragraph">
      <style:paragraph-properties fo:text-align="justify"/>
    </style:style>
    <style:style style:name="T212" style:parent-style-name="Fuentedepárrafopredeter." style:family="text">
      <style:text-properties style:font-name-complex="CharterBT-Bold" fo:color="#000000"/>
    </style:style>
    <style:style style:name="T213" style:parent-style-name="Fuentedepárrafopredeter." style:family="text">
      <style:text-properties style:font-name="Arial, Helvetica, Luxi-sans, 'N" style:font-name-complex="CharterBT-Bold" fo:font-style="italic" style:font-style-asian="italic" style:font-style-complex="italic" fo:color="#222222" fo:font-size="9pt" style:font-size-asian="9pt"/>
    </style:style>
    <style:style style:name="P214" style:parent-style-name="Standard" style:family="paragraph">
      <style:paragraph-properties fo:text-align="justify"/>
      <style:text-properties style:font-name="Arial, Helvetica, Luxi-sans, 'N" style:font-name-complex="CharterBT-Bold" fo:font-style="italic" style:font-style-asian="italic" style:font-style-complex="italic" fo:color="#222222" fo:font-size="9pt" style:font-size-asian="9pt"/>
    </style:style>
    <style:style style:name="P215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16" style:parent-style-name="Standard" style:family="paragraph">
      <style:paragraph-properties fo:text-align="justify"/>
      <style:text-properties style:font-name="Arial, Helvetica, Luxi-sans, 'N" style:font-name-complex="CharterBT-Bold" fo:font-style="italic" style:font-style-asian="italic" style:font-style-complex="italic" fo:color="#222222"/>
    </style:style>
    <style:style style:name="P217" style:parent-style-name="Standard" style:family="paragraph">
      <style:paragraph-properties fo:text-align="justify"/>
      <style:text-properties style:font-name-complex="CharterBT-Bold" fo:color="#000000"/>
    </style:style>
    <style:style style:name="P218" style:parent-style-name="Standard" style:family="paragraph">
      <style:paragraph-properties fo:text-align="justify"/>
      <style:text-properties style:font-name-complex="CharterBT-Bold" fo:color="#000000"/>
    </style:style>
    <style:style style:name="P219" style:parent-style-name="Standard" style:family="paragraph">
      <style:paragraph-properties fo:text-align="justify"/>
    </style:style>
    <style:style style:name="T220" style:parent-style-name="Fuentedepárrafopredeter." style:family="text">
      <style:text-properties style:font-name-asian="Calibri" style:font-name-complex="Calibri" fo:font-style="italic" style:font-style-asian="italic" style:font-style-complex="italic" fo:color="#4472C4"/>
    </style:style>
    <style:style style:name="P221" style:parent-style-name="Standard" style:family="paragraph">
      <style:paragraph-properties fo:text-align="justify"/>
      <style:text-properties style:font-name-asian="Calibri" style:font-name-complex="Calibri" fo:font-style="italic" style:font-style-asian="italic" style:font-style-complex="italic" fo:color="#000000"/>
    </style:style>
    <style:style style:name="P222" style:parent-style-name="Standard" style:family="paragraph">
      <style:paragraph-properties fo:text-align="justify"/>
      <style:text-properties style:font-name-complex="CharterBT-Bold" fo:color="#000000"/>
    </style:style>
    <style:style style:name="P223" style:parent-style-name="Standard" style:family="paragraph">
      <style:paragraph-properties fo:text-align="justify"/>
      <style:text-properties style:font-name-complex="CharterBT-Bold" fo:color="#000000"/>
    </style:style>
    <style:style style:name="P224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25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26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27" style:parent-style-name="Título3" style:family="paragraph">
      <style:paragraph-properties fo:text-align="justify" fo:margin-top="0in" fo:margin-bottom="0in"/>
    </style:style>
    <style:style style:name="T228" style:parent-style-name="StrongEmphasis" style:family="text">
      <style:text-properties style:font-name="KreonRegular" fo:font-weight="bold" style:font-weight-asian="bold" fo:color="#2570BB"/>
    </style:style>
    <style:style style:name="P229" style:parent-style-name="Standard" style:family="paragraph">
      <style:paragraph-properties fo:text-align="justify"/>
      <style:text-properties style:font-name-complex="CharterBT-Bold" fo:color="#000000"/>
    </style:style>
    <style:style style:name="P230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31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32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33" style:parent-style-name="Standard" style:family="paragraph">
      <style:paragraph-properties fo:text-align="justify"/>
      <style:text-properties style:font-name-complex="CharterBT-Bold" fo:color="#000000"/>
    </style:style>
    <style:style style:name="P234" style:parent-style-name="Standard" style:family="paragraph">
      <style:paragraph-properties fo:text-align="justify"/>
      <style:text-properties style:font-name-complex="CharterBT-Bold" fo:color="#000000"/>
    </style:style>
    <style:style style:name="P235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36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37" style:parent-style-name="Standard" style:family="paragraph">
      <style:paragraph-properties fo:text-align="justify"/>
      <style:text-properties style:font-name-complex="CharterBT-Bold" fo:color="#000000"/>
    </style:style>
    <style:style style:name="P238" style:parent-style-name="Standard" style:family="paragraph">
      <style:paragraph-properties fo:text-align="justify"/>
      <style:text-properties style:font-name-complex="CharterBT-Bold" fo:color="#000000"/>
    </style:style>
    <style:style style:name="P239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40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41" style:parent-style-name="Standard" style:family="paragraph">
      <style:paragraph-properties fo:text-align="justify"/>
      <style:text-properties style:font-name-complex="CharterBT-Bold" fo:color="#000000"/>
    </style:style>
    <style:style style:name="P242" style:parent-style-name="Standard" style:family="paragraph">
      <style:paragraph-properties fo:text-align="justify"/>
      <style:text-properties style:font-name-complex="CharterBT-Bold" fo:color="#000000"/>
    </style:style>
    <style:style style:name="P243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44" style:parent-style-name="Standard" style:family="paragraph">
      <style:paragraph-properties fo:text-align="justify"/>
      <style:text-properties style:font-name-complex="CharterBT-Bold" fo:color="#000000"/>
    </style:style>
    <style:style style:name="P245" style:parent-style-name="Standard" style:family="paragraph">
      <style:paragraph-properties fo:text-align="justify"/>
      <style:text-properties style:font-name-complex="CharterBT-Bold" fo:color="#000000"/>
    </style:style>
    <style:style style:name="P246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47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48" style:parent-style-name="Standard" style:family="paragraph">
      <style:paragraph-properties fo:text-align="justify"/>
      <style:text-properties style:font-name-complex="CharterBT-Bold" fo:color="#000000"/>
    </style:style>
    <style:style style:name="P249" style:parent-style-name="Standard" style:family="paragraph">
      <style:paragraph-properties fo:text-align="justify"/>
      <style:text-properties style:font-name-complex="CharterBT-Bold" fo:color="#000000"/>
    </style:style>
    <style:style style:name="P250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4472C4"/>
    </style:style>
    <style:style style:name="P251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52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53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54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55" style:parent-style-name="Standard" style:family="paragraph">
      <style:paragraph-properties fo:text-align="justify"/>
      <style:text-properties style:font-name-complex="CharterBT-Bold" fo:color="#000000"/>
    </style:style>
    <style:style style:name="P256" style:parent-style-name="Standard" style:family="paragraph">
      <style:paragraph-properties fo:text-align="justify"/>
      <style:text-properties style:font-name-complex="CharterBT-Bold" fo:color="#000000"/>
    </style:style>
    <style:style style:name="P257" style:parent-style-name="Standard" style:family="paragraph">
      <style:paragraph-properties fo:text-align="justify"/>
    </style:style>
    <style:style style:name="T258" style:parent-style-name="Fuentedepárrafopredeter." style:family="text">
      <style:text-properties style:font-name="DroidSansRegular" style:font-name-complex="CharterBT-Bold" fo:font-style="italic" style:font-style-asian="italic" style:font-style-complex="italic" fo:color="#4472C4" fo:font-size="9.5pt" style:font-size-asian="9.5pt"/>
    </style:style>
    <style:style style:name="P259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60" style:parent-style-name="Standard" style:family="paragraph">
      <style:paragraph-properties fo:text-align="justify"/>
    </style:style>
    <style:style style:name="T261" style:parent-style-name="Fuentedepárrafopredeter." style:family="text">
      <style:text-properties style:font-name-complex="CharterBT-Bold" fo:color="#000000"/>
    </style:style>
    <style:style style:name="P262" style:parent-style-name="Standard" style:family="paragraph">
      <style:paragraph-properties fo:text-align="justify"/>
    </style:style>
    <style:style style:name="P263" style:parent-style-name="Standard" style:family="paragraph">
      <style:paragraph-properties fo:text-align="justify"/>
    </style:style>
    <style:style style:name="T264" style:parent-style-name="Fuentedepárrafopredeter." style:family="text">
      <style:text-properties style:font-name="DroidSansRegular" style:font-name-complex="CharterBT-Bold" fo:font-style="italic" style:font-style-asian="italic" style:font-style-complex="italic" fo:color="#4472C4"/>
    </style:style>
    <style:style style:name="P265" style:parent-style-name="Standard" style:family="paragraph">
      <style:paragraph-properties fo:text-align="justify"/>
    </style:style>
    <style:style style:name="P266" style:parent-style-name="Standard" style:family="paragraph">
      <style:paragraph-properties fo:text-align="justify"/>
      <style:text-properties style:font-name-complex="CharterBT-Bold" fo:color="#000000"/>
    </style:style>
    <style:style style:name="P267" style:parent-style-name="Standard" style:family="paragraph">
      <style:paragraph-properties fo:text-align="justify"/>
      <style:text-properties style:font-name-complex="CharterBT-Bold" fo:color="#000000"/>
    </style:style>
    <style:style style:name="P268" style:parent-style-name="Standard" style:family="paragraph">
      <style:paragraph-properties fo:text-align="justify"/>
    </style:style>
    <style:style style:name="T269" style:parent-style-name="Fuentedepárrafopredeter." style:family="text">
      <style:text-properties style:font-name="DroidSansRegular" style:font-name-complex="CharterBT-Bold" fo:font-style="italic" style:font-style-asian="italic" style:font-style-complex="italic" fo:color="#4472C4" fo:font-size="9.5pt" style:font-size-asian="9.5pt"/>
    </style:style>
    <style:style style:name="P270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  <style:style style:name="P271" style:parent-style-name="Standard" style:family="paragraph">
      <style:paragraph-properties fo:text-align="justify"/>
    </style:style>
    <style:style style:name="T272" style:parent-style-name="Fuentedepárrafopredeter." style:family="text">
      <style:text-properties style:font-name-complex="CharterBT-Bold" fo:color="#000000"/>
    </style:style>
    <style:style style:name="T273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274" style:parent-style-name="Fuentedepárrafopredeter." style:family="text">
      <style:text-properties style:font-name-complex="CharterBT-Bold" fo:color="#000000"/>
    </style:style>
    <style:style style:name="P275" style:parent-style-name="Standard" style:family="paragraph">
      <style:paragraph-properties fo:text-align="justify"/>
      <style:text-properties style:font-name-complex="CharterBT-Bold" fo:color="#000000"/>
    </style:style>
    <style:style style:name="P276" style:parent-style-name="Standard" style:family="paragraph">
      <style:paragraph-properties fo:text-align="justify"/>
    </style:style>
    <style:style style:name="T277" style:parent-style-name="Fuentedepárrafopredeter." style:family="text">
      <style:text-properties style:font-name-complex="Times New Roman" fo:color="#4472C4" fo:font-size="9.5pt" style:font-size-asian="9.5pt"/>
    </style:style>
    <style:style style:name="P278" style:parent-style-name="Standard" style:family="paragraph">
      <style:paragraph-properties fo:text-align="justify"/>
    </style:style>
    <style:style style:name="P279" style:parent-style-name="Standard" style:family="paragraph">
      <style:paragraph-properties fo:text-align="justify"/>
    </style:style>
    <style:style style:name="T280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281" style:parent-style-name="Fuentedepárrafopredeter." style:family="text">
      <style:text-properties style:font-name-complex="CharterBT-Bold" fo:color="#000000"/>
    </style:style>
    <style:style style:name="P282" style:parent-style-name="Standard" style:family="paragraph">
      <style:paragraph-properties fo:text-align="justify"/>
      <style:text-properties style:font-name-complex="CharterBT-Bold" fo:color="#000000"/>
    </style:style>
    <style:style style:name="T283" style:parent-style-name="Fuentedepárrafopredeter." style:family="text">
      <style:text-properties style:font-name-complex="Times New Roman" fo:color="#4472C4" fo:font-size="9.5pt" style:font-size-asian="9.5pt"/>
    </style:style>
    <style:style style:name="T284" style:parent-style-name="Fuentedepárrafopredeter." style:family="text">
      <style:text-properties style:font-name-complex="Times New Roman" fo:color="#666666" fo:font-size="9.5pt" style:font-size-asian="9.5pt"/>
    </style:style>
    <style:style style:name="P285" style:parent-style-name="Standard" style:family="paragraph">
      <style:paragraph-properties fo:text-align="justify"/>
    </style:style>
    <style:style style:name="T286" style:parent-style-name="Fuentedepárrafopredeter." style:family="text">
      <style:text-properties style:font-name-complex="CharterBT-Bold" fo:color="#000000"/>
    </style:style>
    <style:style style:name="T287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288" style:parent-style-name="Fuentedepárrafopredeter." style:family="text">
      <style:text-properties style:font-name-complex="CharterBT-Bold" fo:color="#000000"/>
    </style:style>
    <style:style style:name="T289" style:parent-style-name="Fuentedepárrafopredeter." style:family="text">
      <style:text-properties style:font-name="DroidSansRegular" fo:color="#666666" fo:font-size="9.5pt" style:font-size-asian="9.5pt"/>
    </style:style>
    <style:style style:name="P290" style:parent-style-name="Standard" style:family="paragraph">
      <style:paragraph-properties fo:text-align="justify"/>
    </style:style>
    <style:style style:name="T291" style:parent-style-name="Fuentedepárrafopredeter." style:family="text">
      <style:text-properties style:font-name="DroidSansRegular" fo:color="#4472C4" fo:font-size="9.5pt" style:font-size-asian="9.5pt"/>
    </style:style>
    <style:style style:name="P292" style:parent-style-name="Standard" style:family="paragraph">
      <style:paragraph-properties fo:text-align="justify"/>
    </style:style>
    <style:style style:name="P293" style:parent-style-name="Standard" style:family="paragraph">
      <style:paragraph-properties fo:text-align="justify"/>
    </style:style>
    <style:style style:name="T294" style:parent-style-name="Fuentedepárrafopredeter." style:family="text">
      <style:text-properties style:font-name-complex="CharterBT-Bold" fo:color="#000000"/>
    </style:style>
    <style:style style:name="T295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P296" style:parent-style-name="Standard" style:family="paragraph">
      <style:paragraph-properties fo:text-align="justify"/>
    </style:style>
    <style:style style:name="P297" style:parent-style-name="Standard" style:family="paragraph">
      <style:paragraph-properties fo:text-align="justify"/>
    </style:style>
    <style:style style:name="T298" style:parent-style-name="Fuentedepárrafopredeter." style:family="text">
      <style:text-properties style:font-name="DroidSansRegular" fo:color="#4472C4" fo:font-size="9.5pt" style:font-size-asian="9.5pt"/>
    </style:style>
    <style:style style:name="P299" style:parent-style-name="Standard" style:family="paragraph">
      <style:paragraph-properties fo:text-align="justify"/>
      <style:text-properties style:font-name="arial, helvetica, clean, sans-s" fo:color="#333333" fo:font-size="9.5pt" style:font-size-asian="9.5pt"/>
    </style:style>
    <style:style style:name="P300" style:parent-style-name="Standard" style:family="paragraph">
      <style:paragraph-properties fo:text-align="justify"/>
    </style:style>
    <style:style style:name="T301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P302" style:parent-style-name="Standard" style:family="paragraph">
      <style:paragraph-properties fo:text-align="justify"/>
    </style:style>
    <style:style style:name="P303" style:parent-style-name="Textbody" style:family="paragraph">
      <style:paragraph-properties fo:margin-bottom="0in"/>
      <style:text-properties style:font-name="arial, helvetica, clean, sans-s" fo:color="#4472C4" fo:font-size="9.5pt" style:font-size-asian="9.5pt"/>
    </style:style>
    <style:style style:name="P304" style:parent-style-name="Textbody" style:family="paragraph">
      <style:paragraph-properties fo:margin-bottom="0in"/>
      <style:text-properties style:font-name="arial, helvetica, clean, sans-s" fo:color="#333333" fo:font-size="9.5pt" style:font-size-asian="9.5pt"/>
    </style:style>
    <style:style style:name="P305" style:parent-style-name="Textbody" style:family="paragraph">
      <style:paragraph-properties fo:margin-bottom="0in"/>
    </style:style>
    <style:style style:name="T306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P307" style:parent-style-name="Textbody" style:family="paragraph">
      <style:paragraph-properties fo:margin-bottom="0in"/>
    </style:style>
    <style:style style:name="P308" style:parent-style-name="Textbody" style:family="paragraph">
      <style:paragraph-properties fo:margin-bottom="0in"/>
      <style:text-properties style:font-name="arial, helvetica, clean, sans-s" fo:color="#4472C4" fo:font-size="9.5pt" style:font-size-asian="9.5pt"/>
    </style:style>
    <style:style style:name="P309" style:parent-style-name="Standard" style:family="paragraph">
      <style:paragraph-properties fo:text-align="justify"/>
    </style:style>
    <style:style style:name="P310" style:parent-style-name="Standard" style:family="paragraph">
      <style:paragraph-properties fo:text-align="justify"/>
    </style:style>
    <style:style style:name="T311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P312" style:parent-style-name="Standard" style:family="paragraph">
      <style:paragraph-properties fo:text-align="justify"/>
    </style:style>
    <style:style style:name="P313" style:parent-style-name="Standard" style:family="paragraph">
      <style:paragraph-properties fo:text-align="justify"/>
    </style:style>
    <style:style style:name="T314" style:parent-style-name="Fuentedepárrafopredeter." style:family="text">
      <style:text-properties style:font-name="DroidSansRegular" fo:color="#4472C4" fo:font-size="9.5pt" style:font-size-asian="9.5pt"/>
    </style:style>
    <style:style style:name="P315" style:parent-style-name="Standard" style:family="paragraph">
      <style:paragraph-properties fo:text-align="justify"/>
    </style:style>
    <style:style style:name="P316" style:parent-style-name="Standard" style:family="paragraph">
      <style:paragraph-properties fo:text-align="justify"/>
    </style:style>
    <style:style style:name="T317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P318" style:parent-style-name="Standard" style:family="paragraph">
      <style:paragraph-properties fo:text-align="justify"/>
    </style:style>
    <style:style style:name="P319" style:parent-style-name="Standard" style:family="paragraph">
      <style:paragraph-properties fo:text-align="justify"/>
    </style:style>
    <style:style style:name="T320" style:parent-style-name="Énfasis" style:family="text">
      <style:text-properties style:font-name="DroidSansRegular" fo:font-style="normal" style:font-style-asian="normal" fo:color="#4472C4" fo:font-size="9.5pt" style:font-size-asian="9.5pt"/>
    </style:style>
    <style:style style:name="P321" style:parent-style-name="Standard" style:family="paragraph">
      <style:paragraph-properties fo:text-align="justify"/>
    </style:style>
    <style:style style:name="P322" style:parent-style-name="Standard" style:family="paragraph">
      <style:paragraph-properties fo:text-align="justify"/>
    </style:style>
    <style:style style:name="T323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T326" style:parent-style-name="Fuentedepárrafopredeter." style:family="text">
      <style:text-properties style:font-name="DroidSansRegular" fo:color="#4472C4" fo:font-size="9.5pt" style:font-size-asian="9.5pt"/>
    </style:style>
    <style:style style:name="P327" style:parent-style-name="Standard" style:family="paragraph">
      <style:paragraph-properties fo:text-align="justify"/>
    </style:style>
    <style:style style:name="T328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29" style:parent-style-name="StrongEmphasis" style:family="text">
      <style:text-properties style:font-name="DroidSansRegular" fo:color="#666666" fo:font-size="9.5pt" style:font-size-asian="9.5pt"/>
    </style:style>
    <style:style style:name="P330" style:parent-style-name="Standard" style:family="paragraph">
      <style:text-properties style:font-name="DroidSansRegular" fo:color="#666666" fo:font-size="9.5pt" style:font-size-asian="9.5pt"/>
    </style:style>
    <style:style style:name="T331" style:parent-style-name="Fuentedepárrafopredeter." style:family="text">
      <style:text-properties style:font-name="DroidSansRegular" fo:color="#4472C4" fo:font-size="9.5pt" style:font-size-asian="9.5pt"/>
    </style:style>
    <style:style style:name="T332" style:parent-style-name="Fuentedepárrafopredeter." style:family="text">
      <style:text-properties style:font-name="DroidSansRegular" fo:color="#666666" fo:font-size="9.5pt" style:font-size-asian="9.5pt"/>
    </style:style>
    <style:style style:name="T333" style:parent-style-name="Fuentedepárrafopredeter." style:family="text">
      <style:text-properties style:font-name="DroidSansRegular" fo:color="#666666" fo:font-size="9.5pt" style:font-size-asian="9.5pt"/>
    </style:style>
    <style:style style:name="T334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35" style:parent-style-name="Fuentedepárrafopredeter." style:family="text">
      <style:text-properties style:font-name="DroidSansRegular" fo:color="#666666" fo:font-size="9.5pt" style:font-size-asian="9.5pt"/>
    </style:style>
    <style:style style:name="T336" style:parent-style-name="Fuentedepárrafopredeter." style:family="text">
      <style:text-properties style:font-name="DroidSansRegular" fo:color="#666666" fo:font-size="9.5pt" style:font-size-asian="9.5pt"/>
    </style:style>
    <style:style style:name="T337" style:parent-style-name="Fuentedepárrafopredeter." style:family="text">
      <style:text-properties style:font-name="DroidSansRegular" fo:color="#666666" fo:font-size="9.5pt" style:font-size-asian="9.5pt"/>
    </style:style>
    <style:style style:name="T338" style:parent-style-name="Fuentedepárrafopredeter." style:family="text">
      <style:text-properties style:font-name="DroidSansRegular" fo:color="#4472C4" fo:font-size="9.5pt" style:font-size-asian="9.5pt"/>
    </style:style>
    <style:style style:name="T339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40" style:parent-style-name="Fuentedepárrafopredeter." style:family="text">
      <style:text-properties style:font-name="DroidSansRegular" fo:color="#4472C4" fo:font-size="9.5pt" style:font-size-asian="9.5pt"/>
    </style:style>
    <style:style style:name="T341" style:parent-style-name="Fuentedepárrafopredeter." style:family="text">
      <style:text-properties style:font-name="DroidSansRegular" fo:color="#666666" fo:font-size="9.5pt" style:font-size-asian="9.5pt"/>
    </style:style>
    <style:style style:name="T342" style:parent-style-name="Fuentedepárrafopredeter." style:family="text">
      <style:text-properties style:font-name="DroidSansRegular" fo:color="#666666" fo:font-size="9.5pt" style:font-size-asian="9.5pt"/>
    </style:style>
    <style:style style:name="T343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44" style:parent-style-name="Fuentedepárrafopredeter." style:family="text">
      <style:text-properties style:font-name="DroidSansRegular" fo:color="#4472C4" fo:font-size="9.5pt" style:font-size-asian="9.5pt"/>
    </style:style>
    <style:style style:name="T345" style:parent-style-name="Fuentedepárrafopredeter." style:family="text">
      <style:text-properties style:font-name="DroidSansRegular" fo:color="#666666" fo:font-size="9.5pt" style:font-size-asian="9.5pt"/>
    </style:style>
    <style:style style:name="T346" style:parent-style-name="Fuentedepárrafopredeter." style:family="text">
      <style:text-properties style:font-name="DroidSansRegular" fo:color="#666666" fo:font-size="9.5pt" style:font-size-asian="9.5pt"/>
    </style:style>
    <style:style style:name="T347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48" style:parent-style-name="Fuentedepárrafopredeter." style:family="text">
      <style:text-properties style:font-name="DroidSansRegular" fo:color="#666666" fo:font-size="9.5pt" style:font-size-asian="9.5pt"/>
    </style:style>
    <style:style style:name="T349" style:parent-style-name="Fuentedepárrafopredeter." style:family="text">
      <style:text-properties style:font-name="DroidSansRegular" fo:color="#666666" fo:font-size="9.5pt" style:font-size-asian="9.5pt"/>
    </style:style>
    <style:style style:name="T350" style:parent-style-name="Fuentedepárrafopredeter." style:family="text">
      <style:text-properties style:font-name="DroidSansRegular" fo:color="#4472C4" fo:font-size="9.5pt" style:font-size-asian="9.5pt"/>
    </style:style>
    <style:style style:name="T351" style:parent-style-name="Fuentedepárrafopredeter." style:family="text">
      <style:text-properties style:font-name="DroidSansRegular" fo:color="#666666" fo:font-size="9.5pt" style:font-size-asian="9.5pt"/>
    </style:style>
    <style:style style:name="T352" style:parent-style-name="Fuentedepárrafopredeter." style:family="text">
      <style:text-properties style:font-name="DroidSansRegular" fo:color="#666666" fo:font-size="9.5pt" style:font-size-asian="9.5pt"/>
    </style:style>
    <style:style style:name="T353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54" style:parent-style-name="Fuentedepárrafopredeter." style:family="text">
      <style:text-properties style:font-name="DroidSansRegular" fo:color="#4472C4" fo:font-size="9.5pt" style:font-size-asian="9.5pt"/>
    </style:style>
    <style:style style:name="T355" style:parent-style-name="Fuentedepárrafopredeter." style:family="text">
      <style:text-properties style:font-name="DroidSansRegular" fo:color="#666666" fo:font-size="9.5pt" style:font-size-asian="9.5pt"/>
    </style:style>
    <style:style style:name="T356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57" style:parent-style-name="Fuentedepárrafopredeter." style:family="text">
      <style:text-properties style:font-name="DroidSansRegular" fo:color="#4472C4" fo:font-size="9.5pt" style:font-size-asian="9.5pt"/>
    </style:style>
    <style:style style:name="T358" style:parent-style-name="Fuentedepárrafopredeter." style:family="text">
      <style:text-properties style:font-name="DroidSansRegular" fo:color="#666666" fo:font-size="9.5pt" style:font-size-asian="9.5pt"/>
    </style:style>
    <style:style style:name="T359" style:parent-style-name="Fuentedepárrafopredeter." style:family="text">
      <style:text-properties style:font-name="DroidSansRegular" fo:color="#666666" fo:font-size="9.5pt" style:font-size-asian="9.5pt"/>
    </style:style>
    <style:style style:name="T360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61" style:parent-style-name="Fuentedepárrafopredeter." style:family="text">
      <style:text-properties style:font-name="DroidSansRegular" fo:color="#666666" fo:font-size="9.5pt" style:font-size-asian="9.5pt"/>
    </style:style>
    <style:style style:name="T362" style:parent-style-name="Fuentedepárrafopredeter." style:family="text">
      <style:text-properties style:font-name="DroidSansRegular" fo:color="#4472C4" fo:font-size="9.5pt" style:font-size-asian="9.5pt"/>
    </style:style>
    <style:style style:name="T363" style:parent-style-name="Fuentedepárrafopredeter." style:family="text">
      <style:text-properties style:font-name="DroidSansRegular" fo:color="#666666" fo:font-size="9.5pt" style:font-size-asian="9.5pt"/>
    </style:style>
    <style:style style:name="T364" style:parent-style-name="Fuentedepárrafopredeter." style:family="text">
      <style:text-properties style:font-name="DroidSansRegular" fo:color="#666666" fo:font-size="9.5pt" style:font-size-asian="9.5pt"/>
    </style:style>
    <style:style style:name="T365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66" style:parent-style-name="Fuentedepárrafopredeter." style:family="text">
      <style:text-properties style:font-name="DroidSansRegular" fo:color="#666666" fo:font-size="9.5pt" style:font-size-asian="9.5pt"/>
    </style:style>
    <style:style style:name="T367" style:parent-style-name="Fuentedepárrafopredeter." style:family="text">
      <style:text-properties style:font-name="DroidSansRegular" fo:color="#666666" fo:font-size="9.5pt" style:font-size-asian="9.5pt"/>
    </style:style>
    <style:style style:name="T368" style:parent-style-name="Fuentedepárrafopredeter." style:family="text">
      <style:text-properties style:font-name="DroidSansRegular" fo:color="#4472C4" fo:font-size="9.5pt" style:font-size-asian="9.5pt"/>
    </style:style>
    <style:style style:name="T369" style:parent-style-name="Fuentedepárrafopredeter." style:family="text">
      <style:text-properties style:font-name="DroidSansRegular" fo:color="#666666" fo:font-size="9.5pt" style:font-size-asian="9.5pt"/>
    </style:style>
    <style:style style:name="T370" style:parent-style-name="Fuentedepárrafopredeter." style:family="text">
      <style:text-properties style:font-name="DroidSansRegular" fo:color="#666666" fo:font-size="9.5pt" style:font-size-asian="9.5pt"/>
    </style:style>
    <style:style style:name="T371" style:parent-style-name="StrongEmphasis" style:family="text">
      <style:text-properties style:font-name-complex="CharterBT-Bold" fo:font-weight="normal" style:font-weight-asian="normal" style:font-weight-complex="normal" fo:color="#000000"/>
    </style:style>
    <style:style style:name="T372" style:parent-style-name="Fuentedepárrafopredeter." style:family="text">
      <style:text-properties style:font-name="DroidSansRegular" fo:color="#4472C4" fo:font-size="9.5pt" style:font-size-asian="9.5pt"/>
    </style:style>
    <style:style style:name="T373" style:parent-style-name="Fuentedepárrafopredeter." style:family="text">
      <style:text-properties style:font-name="DroidSansRegular" fo:color="#666666" fo:font-size="9.5pt" style:font-size-asian="9.5pt"/>
    </style:style>
    <style:style style:name="T374" style:parent-style-name="Fuentedepárrafopredeter." style:family="text">
      <style:text-properties style:font-name="DroidSansRegular" fo:color="#666666" fo:font-size="9.5pt" style:font-size-asian="9.5pt"/>
    </style:style>
    <style:style style:name="T375" style:parent-style-name="Fuentedepárrafopredeter." style:family="text">
      <style:text-properties style:font-name="DroidSansRegular" fo:color="#666666" fo:font-size="9.5pt" style:font-size-asian="9.5pt"/>
    </style:style>
    <style:style style:name="P376" style:parent-style-name="Standard" style:family="paragraph">
      <style:paragraph-properties fo:text-align="justify"/>
      <style:text-properties style:font-name-complex="CharterBT-Bold" fo:font-style="italic" style:font-style-asian="italic" style:font-style-complex="italic" fo:color="#000000"/>
    </style:style>
  </office:automatic-styles>
  <office:body>
    <office:text text:use-soft-page-breaks="true">
      <text:p text:style-name="P1"><text:span text:style-name="T2"><text:s/>EJERCICIOS REPASO</text:span><text:span text:style-name="T3"><text:s/>de Linux. <text:s text:c="2"/>Expresiones regulares</text:span></text:p>
      <text:p text:style-name="P4"/>
      <text:p text:style-name="P5">Una <text:s text:c="2"/>expresión <text:s text:c="2"/>regular <text:s text:c="2"/>es <text:s text:c="2"/>una <text:s text:c="2"/>cadena <text:s text:c="2"/>de caracteres <text:s/>que <text:s/>es <text:s/>capaz <text:s/>de <text:s/>representar <text:s/>múltiples cadenas de caracteres.</text:p>
      <text:p text:style-name="P6"><text:span text:style-name="T7">Para <text:s text:c="2"/>crear <text:s text:c="2"/>expresiones <text:s text:c="2"/>regulares <text:s text:c="2"/>se <text:s text:c="2"/>utilizan<text:s/></text:span><text:span text:style-name="T8">metacaracteres</text:span><text:span text:style-name="T9">, <text:s/>también <text:s/>conocidos <text:s/>a <text:s/>veces <text:s/>como</text:span><text:span text:style-name="T10"><text:s/>comodines</text:span><text:span text:style-name="T11">.</text:span></text:p>
      <text:p text:style-name="P12">Cuando <text:s text:c="2"/>un <text:s text:c="2"/>comando <text:s text:c="2"/>de <text:s text:c="2"/>shell <text:s text:c="2"/>admite <text:s text:c="2"/>como argumento <text:s/>múltiples <text:s/>archivos, <text:s/>podemos <text:s/>utilizar <text:s/>los comodines:</text:p>
      <text:p text:style-name="P13"><text:s/><text:tab/>* <text:s text:c="4"/>que significa "0 ó más caracteres",</text:p>
      <text:p text:style-name="P14"><text:s/><text:tab/>? <text:s text:c="2"/>que representa "un único carácter" <text:s text:c="2"/></text:p>
      <text:p text:style-name="P15"/>
      <text:p text:style-name="P16"><text:s/>Los <text:s/>metacaracteres <text:s/>vistos <text:s/>hasta <text:s/>ahora <text:s/>(* <text:s/>? ) representan a cualquier conjunto de caracteres.</text:p>
      <text:p text:style-name="P17"><text:s/>¿Cómo <text:s/>podría <text:s/>listar <text:s/>los <text:s/>archivos <text:s/>terminados <text:s/>en <text:s/>número, <text:s text:c="2"/>o <text:s text:c="2"/>que <text:s text:c="2"/>comiencen <text:s text:c="2"/>por <text:s text:c="2"/>cierta <text:s text:c="2"/>letra? <text:s/>La respuesta es encerrando entre corchetes una lista <text:s/>o rango de caracteres.</text:p>
      <text:list text:style-name="WWNum1">
        <text:list-item>
          <text:p text:style-name="P18"><text:s/>Mediante <text:s/>los <text:s/>corchetes <text:s/>[ <text:s/>] <text:s/>podemos <text:s/>representar <text:s/>a <text:s/>un único carácter dentro de una lista o rango:</text:p>
        </text:list-item>
      </text:list>
      <text:p text:style-name="P19">Ejemplos: [aeiou] es cualquier vocal (pero sólo una)</text:p>
      <text:p text:style-name="P20"><text:s/>[a-z] es cualquier letra minúscula (cualquiera entre la a y la z) <text:s text:c="7"/></text:p>
      <text:p text:style-name="P21"><text:s/>[A-D] es una <text:s/>letra mayúscula entre la A y la D <text:s/></text:p>
      <text:p text:style-name="P22"><text:s/></text:p>
      <text:p text:style-name="P23"><text:span text:style-name="T24">Ejercicio 1</text:span><text:span text:style-name="T25">. Listado de archivos que tengan en su nombre una <text:s/>‘a’, mayúscula o minúscula:</text:span></text:p>
      <text:p text:style-name="P26"/>
      <text:p text:style-name="P27">$ ls -d *[aA]*</text:p>
      <text:p text:style-name="P28">$ find -maxdepth 1 -name "*[aA]*"</text:p>
      <text:p text:style-name="P29">$ find -maxdepth 1 <text:s/>-iname "*a*"</text:p>
      <text:p text:style-name="P30">$ ls | grep "[aA]"</text:p>
      <text:p text:style-name="P31">$ ls | grep "a" -i</text:p>
      <text:p text:style-name="P32"/>
      <text:p text:style-name="P33"/>
      <text:p text:style-name="P34"><text:span text:style-name="T35">Ejercicio 2. <text:s/></text:span><text:span text:style-name="T36">Lista los archivos con 2 dígitos numéricos detrás de prov: prov00.txt, prov01.txt,...</text:span></text:p>
      <text:p text:style-name="P37"/>
      <text:p text:style-name="P38"><text:span text:style-name="T39">$<text:s/></text:span><text:span text:style-name="T40">ls prov[0-9][0-9].txt</text:span><text:span text:style-name="T41"><text:tab/></text:span></text:p>
      <text:p text:style-name="P42"/>
      <text:p text:style-name="P43"><text:span text:style-name="T44">Ejercicio 3.<text:s/></text:span><text:span text:style-name="T45"><text:s/>Listado <text:s/>de <text:s/>archivos <text:s/>que <text:s/>tengan <text:s/>una <text:s/>h,i,j,k,l,m <text:s/>ó H,I,J,K,L,M en su nombre:</text:span></text:p>
      <text:p text:style-name="P46"/>
      <text:p text:style-name="P47">$ ls -d *[h-M]*</text:p>
      <text:p text:style-name="P48">$ ls -d *[h-M]*</text:p>
      <text:p text:style-name="P49">$ echo *[h-M]*</text:p>
      <text:p text:style-name="P50">$ find -maxdepth 1 -name "*[h-M]*"</text:p>
      <text:p text:style-name="P51"/>
      <text:p text:style-name="P52">Podemos <text:s/>elegir <text:s/>los <text:s/>caracteres <text:s/>complementarios <text:s/>a una lista precediéndola del carácter:</text:p>
      <text:p text:style-name="P53">! <text:s text:c="2"/>si es una expresión regular dirigida a la shell</text:p>
      <text:p text:style-name="P54">^ <text:s text:c="2"/>si la expresión regular es interpretada por los comandos find o grep</text:p>
      <text:p text:style-name="P55">Archivos del directorio actual que no comiencen por ninguna letra comprendida entre la 'a' y la 'f':</text:p>
      <text:p text:style-name="P56">$ ls -d [!a-F]*</text:p>
      <text:p text:style-name="P57">$ echo [!a-F]*</text:p>
      <text:p text:style-name="P58">$ find -maxdepth 1 -name "[^A-f]*"</text:p>
      <text:p text:style-name="P59"/>
      <text:p text:style-name="P60"/>
      <text:soft-page-break/>
      <text:p text:style-name="P61"><text:span text:style-name="T62">EJERCICIOS RESUELTOS</text:span><text:span text:style-name="T63"><text:s/>2: <text:s/>echo, cat y variables de entorno</text:span></text:p>
      <text:p text:style-name="Standard"/>
      <text:p text:style-name="P64">2.1. Mediante el comando echo, visualice en pantalla la siguiente frase:"esta es una frase de prueba"</text:p>
      <text:p text:style-name="P65"/>
      <text:p text:style-name="Standard"><text:span text:style-name="T66">Usando el comando -&gt; echo “esta es una frase de prueba”</text:span></text:p>
      <text:p text:style-name="Standard"/>
      <text:p text:style-name="P67">2.2. Visualice la misma frase pero en dos líneas usando el caracter del control \n</text:p>
      <text:p text:style-name="Standard"/>
      <text:p text:style-name="P68">echo –e “esto es una frase \n de prueba”</text:p>
      <text:p text:style-name="P69"/>
      <text:p text:style-name="P70">2.3. Ejecute las siguientes líneas:</text:p>
      <text:p text:style-name="P71"/>
      <text:p text:style-name="P72">No me aparecen líneas a ejecutar en este pedido.</text:p>
      <text:p text:style-name="P73"/>
      <text:p text:style-name="P74">2.4. Recuerda lo que es una variable de entorno. <text:s/>¿Cómo se puede ver el contenido de una <text:s/>variable de entorno?</text:p>
      <text:p text:style-name="P75"/>
      <text:p text:style-name="Standard"><text:span text:style-name="T76">Se puede ver con la orden “</text:span><text:span text:style-name="T77">echo $HOME”</text:span><text:line-break/></text:p>
      <text:p text:style-name="Standard">2<text:span text:style-name="T78">.5. Mostrar el listado de todas las variables de entorno del sistema</text:span></text:p>
      <text:p text:style-name="P79"/>
      <text:p text:style-name="P80">env</text:p>
      <text:p text:style-name="P81"/>
      <text:p text:style-name="P82">2.6. Solicite el listado de su directorio usando la variable $HOME <text:s/>y ~</text:p>
      <text:p text:style-name="P83"/>
      <text:p text:style-name="P84">ls ~</text:p>
      <text:p text:style-name="P85">ls $HOME</text:p>
      <text:p text:style-name="P86"/>
      <text:p text:style-name="Standard"><text:span text:style-name="T87">2.7. ¿Cómo modificar una variable de entorno?</text:span><text:span text:style-name="T88">. (RESUELTO PARA MEJOR COMPRENSIÓN)</text:span></text:p>
      <text:p text:style-name="Standard"><text:span text:style-name="T89"><text:s/></text:span><text:span text:style-name="T90"><text:tab/></text:span><text:span text:style-name="T91">Para configurar la señal de ejecución en la shell, hacemos uso de PS1, un ejemplo:</text:span></text:p>
      <text:p text:style-name="P92"><text:s text:c="7"/><text:tab/><text:tab/>PS1 = ‘[inma \d]$’</text:p>
      <text:p text:style-name="P93"><text:span text:style-name="T94">La siguiente linea modifica la variable de entorno del prompt ($PS1) para modificar el color del prompt:</text:span><text:span text:style-name="T95"><text:line-break/></text:span><text:span text:style-name="T96"><text:line-break/>PS1="\[\033[0;32m\][\$(date +%H%M)]$\[\033[0m\]"</text:span></text:p>
      <text:p text:style-name="P97"/>
      <text:p text:style-name="P98">2.8. Crear un archivo llamado CurSO en el directorio /home utilizando el comando cat y la redirección de la salida.</text:p>
      <text:p text:style-name="P99"/>
      <text:p text:style-name="P100">cat &gt; CurSO</text:p>
      <text:p text:style-name="P101">Estamos creando este archivo usando el comando cat y el símbolo de redireccionamiento de la salida. Este texto será almacenado en el archivo CurSO</text:p>
      <text:p text:style-name="P102">Y pulsar (CTRL.+D) para salir</text:p>
      <text:p text:style-name="P103"/>
      <text:p text:style-name="P104">2.9. <text:s/>Añadir, utlizando los símbolos de redireccionamiento algun texto al archivo:</text:p>
      <text:p text:style-name="P105"/>
      <text:p text:style-name="P106">cat &gt;&gt; CurSO</text:p>
      <text:p text:style-name="P107">Este texto está siendo agregado al archivo CurSO</text:p>
      <text:p text:style-name="P108">Y pulsar (CTRL.+D) para salir</text:p>
      <text:p text:style-name="P109"/>
      <text:p text:style-name="P110"/>
      <text:soft-page-break/>
      <text:p text:style-name="P111">2.10. Por medio de los símbolos de redirección copie del contenido de CurSO a CurSO_1</text:p>
      <text:p text:style-name="P112"/>
      <text:p text:style-name="P113">cat CurSO &gt; CursoSO_1</text:p>
      <text:p text:style-name="P114"/>
      <text:p text:style-name="P115">2.11. Añada una línea a CurSO_1</text:p>
      <text:p text:style-name="P116"/>
      <text:p text:style-name="P117">cat &gt;&gt; CurSO_1</text:p>
      <text:p text:style-name="P118">Estamos viendo el contenido del archivo CurSO_1</text:p>
      <text:p text:style-name="P119">Y pulsar (CTRL.+D) para salir</text:p>
      <text:p text:style-name="P120"/>
      <text:p text:style-name="P121">2.12. Utilice el comando cat para concatenar el archivo CurSO y CurSO_1</text:p>
      <text:p text:style-name="P122"/>
      <text:p text:style-name="P123">cat CurSO CurSO_1</text:p>
      <text:p text:style-name="P124"/>
      <text:p text:style-name="P125">2.13. Repita el ejercicio anterior <text:s/>pero escribiendo mal el nombre del archivo CurSO_1.</text:p>
      <text:p text:style-name="P126"/>
      <text:p text:style-name="P127">cat CurSO CurSO_2</text:p>
      <text:p text:style-name="P128">(muestra mensaje de error: no such file or directory)</text:p>
      <text:p text:style-name="P129"/>
      <text:p text:style-name="P130"><text:span text:style-name="T131">2.14.<text:s/></text:span><text:span text:style-name="T132">Redirección del error estándar</text:span><text:s/><text:span text:style-name="T133">redireccionando los errores al archivo CurSO_err. Que contiene el nuevo archivo?</text:span></text:p>
      <text:p text:style-name="P134"/>
      <text:p text:style-name="P135">cat CurSO CurSO_2 &gt; CurSO_err</text:p>
      <text:p text:style-name="P136"/>
      <text:p text:style-name="P137">cat CurSO_err</text:p>
      <text:p text:style-name="P138"/>
      <text:soft-page-break/>
      <text:p text:style-name="P139"><text:s/>EJERCICIOS RESUELTOS <text:s/>3: <text:s text:c="4"/>Comando grep y find</text:p>
      <text:p text:style-name="P140"/>
      <text:p text:style-name="P141"><text:span text:style-name="T142">Para <text:s/>el <text:s/>comando <text:s/></text:span><text:span text:style-name="T143">grep</text:span><text:span text:style-name="T144"><text:s text:c="2"/>tenemos <text:s/>los <text:s/>siguientes patrones:</text:span></text:p>
      <text:p text:style-name="P145"><text:tab/>^expr_inicial <text:s text:c="2"/>=&gt; Selecciona <text:s/>las <text:s/>líneas <text:s/>que <text:s/>comienzan <text:s/>con <text:s/>esa expresión regular<text:line-break/><text:tab/>expr_final$ <text:s text:c="4"/>=&gt; Selecciona <text:s text:c="2"/>las <text:s text:c="2"/>líneas <text:s text:c="2"/>que <text:s text:c="2"/>finalizan <text:s text:c="2"/>con <text:s text:c="2"/>esa expresión</text:p>
      <text:p text:style-name="P146">Nota: <text:s/>para buscar varios patrones se puede utilizar tanto grep como egrep así:</text:p>
      <text:p text:style-name="P147">grep -e patron1 -e patron2 <text:s/>…. <text:s text:c="2"/>archivo_donde_buscar.</text:p>
      <text:p text:style-name="P148">egrep “pollo | pavo” archivo_donde_buscar</text:p>
      <text:p text:style-name="P149"><text:span text:style-name="T150">Egrep</text:span><text:span text:style-name="T151"><text:s/>es <text:s/>una versión más completa que el grep original, que mantiene las funcionalidades originales y además le añade unas nuevas. Esta herramienta es muy útil para realizar consultas avanzadas que grep por sí sólo no es capaz de realizar.</text:span></text:p>
      <text:p text:style-name="P152"><text:span text:style-name="T153">Nota:<text:s/></text:span><text:span text:style-name="T154">escapar un carácter</text:span><text:span text:style-name="T155"><text:s/>para que grep no lo interprete como especial se hace :</text:span><text:span text:style-name="T156"><text:line-break/>grep 'hola</text:span><text:span text:style-name="T157">/</text:span><text:span text:style-name="T158">$' prueba.txt</text:span></text:p>
      <text:p text:style-name="P159">Esto te busca la cadena hola$ <text:s text:c="2"/>y no la cadena que acabe en hola.</text:p>
      <text:p text:style-name="P160"/>
      <text:p text:style-name="P161"/>
      <text:p text:style-name="P162"><text:span text:style-name="T163">3.1.<text:s/></text:span><text:span text:style-name="T164">Busca la cadena de texto HOLA en Archivo.txt. Cada línea de este archivo que contiene la cadena HOLA será impresa en pantalla.</text:span></text:p>
      <text:p text:style-name="P165"/>
      <text:p text:style-name="P166">$ grep 'HOLA ' Archivo.txt</text:p>
      <text:p text:style-name="P167"/>
      <text:p text:style-name="P168"><text:span text:style-name="T169">3.2. <text:s/></text:span><text:span text:style-name="T170">Busca HOLA en todos los archivos del directorio actual.</text:span></text:p>
      <text:p text:style-name="P171"/>
      <text:p text:style-name="P172">$ grep <text:s/>'HOLA ' *</text:p>
      <text:p text:style-name="P173"/>
      <text:p text:style-name="P174"><text:span text:style-name="T175">3.3. <text:s/></text:span><text:span text:style-name="T176">Liste los nombres de los archivos en el directorio actual que contengan la cadena de texto HOLA . Esta sentencia solo listara los nombres de los archivos, no las líneas individuales que contienen la cadena.</text:span></text:p>
      <text:p text:style-name="P177"/>
      <text:p text:style-name="P178">$ grep -l HOLA ' *</text:p>
      <text:p text:style-name="P179"/>
      <text:p text:style-name="P180"><text:span text:style-name="T181">3.4.<text:s/></text:span><text:span text:style-name="T182">Busque la cadena de texto "yo estudio Software Libre" en todos los archivos e n el directorio actual que sus nombres terminan con .txt. Ignore la distinción de mayúscula/minúscula de los <text:s/>caracteres.</text:span></text:p>
      <text:p text:style-name="P183"/>
      <text:p text:style-name="P184">$ grep -i 'yo estudio software libre ' *.txt</text:p>
      <text:p text:style-name="P185"/>
      <text:p text:style-name="P186"><text:span text:style-name="T187">3.5. <text:s/></text:span><text:span text:style-name="T188">Busque la cadena de texto "final de la oración termina con ." en Archivo.txt.</text:span><text:span text:style-name="T189"><text:line-break/></text:span></text:p>
      <text:p text:style-name="P190"><text:span text:style-name="T191">$ grep 'final de la oración termina con \.' Archivo.txt</text:span></text:p>
      <text:p text:style-name="P192"/>
      <text:p text:style-name="P193">3.6. Utilice el comando grep para buscar <text:s/>las líneas en todos los archivos de $HOME/Prueba que contengan la expresión regular ‘cadena’</text:p>
      <text:p text:style-name="P194"/>
      <text:p text:style-name="P195"><text:span text:style-name="T196">grep cadena <text:s/></text:span><text:span text:style-name="T197">$HOME/Prueba/*</text:span></text:p>
      <text:p text:style-name="P198"/>
      <text:p text:style-name="P199"/>
      <text:soft-page-break/>
      <text:p text:style-name="P200">3.7. Muestre todas las líneas que NO posean la expresión regular ‘‘Luisa Ruiz’ en el archivo ‘agenda’</text:p>
      <text:p text:style-name="P201"/>
      <text:p text:style-name="P202"><text:span text:style-name="T203">grep –v ´</text:span><text:span text:style-name="T204">Luisa Ruiz´</text:span><text:span text:style-name="T205"><text:s/>agenda</text:span></text:p>
      <text:p text:style-name="P206"/>
      <text:p text:style-name="P207">3.8. Muestre solamente las líneas que comiencen con el patrón ‘Est’ en el archivo<text:s/>curso</text:p>
      <text:p text:style-name="P208"/>
      <text:p text:style-name="P209">grep '^Est' curSO</text:p>
      <text:p text:style-name="P210"/>
      <text:p text:style-name="P211"><text:span text:style-name="T212">3.9. M</text:span><text:span text:style-name="T213">uestra cualquier línea en la que "b" sea su último carácter.</text:span></text:p>
      <text:p text:style-name="P214"/>
      <text:p text:style-name="P215">grep 'b$' curSO</text:p>
      <text:p text:style-name="P216"/>
      <text:p text:style-name="P217">3.10. Buscar en el archivo articulosamericanos.txt los artículos que cuesten 100 doláres ($)</text:p>
      <text:p text:style-name="P218"/>
      <text:p text:style-name="P219"><text:span text:style-name="T220">grep '100/$' prueba.txt</text:span></text:p>
      <text:p text:style-name="P221"/>
      <text:p text:style-name="P222">Nota: tenemos que “escapar” el símbolo $ para que no lo interprete como “fin de cadena”.</text:p>
      <text:p text:style-name="P223"/>
      <text:p text:style-name="P224"/>
      <text:p text:style-name="P225"/>
      <text:p text:style-name="P226"/>
      <text:h text:style-name="P227" text:outline-level="3"><text:span text:style-name="T228">4. EJEMPLOS PRACTICOS DEL COMANDO FIND</text:span></text:h>
      <text:p text:style-name="HorizontalLine"/>
      <text:p text:style-name="P229">4.1. Encuentre todos los archivos bajo /etc que sean de propiedad del usuario bin.</text:p>
      <text:p text:style-name="P230"/>
      <text:p text:style-name="P231">find /etc <text:s/>–user bin</text:p>
      <text:p text:style-name="P232"/>
      <text:p text:style-name="P233">4.2. Encuentre todos los archivos bajo su directorio home que hayan sido modificados en los ultimos tres días.</text:p>
      <text:p text:style-name="P234"/>
      <text:p text:style-name="P235">find $HOME –mtime 3</text:p>
      <text:p text:style-name="P236"/>
      <text:p text:style-name="P237">4.3. Encuentre todos los archivos bajo /var y bajo su directorio home que hayan sido modificados en los ultimos tres días.</text:p>
      <text:p text:style-name="P238"/>
      <text:p text:style-name="P239">find /var $HOME <text:s/>–mtime 3</text:p>
      <text:p text:style-name="P240"/>
      <text:p text:style-name="P241">4.4. Búsqueda de directorios (sólo directorios) que empiecen por E en el directorio actual.</text:p>
      <text:p text:style-name="P242"/>
      <text:p text:style-name="P243">find . <text:s text:c="2"/>-type d <text:s/>E*</text:p>
      <text:p text:style-name="P244"><text:line-break/>4.5. Búsqueda de directorios vacíos en el directorio actual.</text:p>
      <text:p text:style-name="P245"/>
      <text:p text:style-name="P246">find . <text:s/>-depth -type d -empty</text:p>
      <text:p text:style-name="P247"/>
      <text:p text:style-name="P248">4.6. Búsqueda de archivos vacíos.</text:p>
      <text:p text:style-name="P249"/>
      <text:p text:style-name="P250">find . -depth -type f -empty</text:p>
      <text:p text:style-name="P251"/>
      <text:p text:style-name="P252"/>
      <text:p text:style-name="P253"/>
      <text:p text:style-name="P254"/>
      <text:p text:style-name="P255">4.7. Búsqueda de ficheros cuyo nombre acabe en .txt. Incluye búsqueda en subcarpetas</text:p>
      <text:p text:style-name="P256"/>
      <text:p text:style-name="P257"><text:span text:style-name="T258">find . -type f -name "*.txt"</text:span></text:p>
      <text:p text:style-name="P259"/>
      <text:p text:style-name="P260"><text:span text:style-name="T261">4.8. Búsqueda de ficheros cuyo nombre acabe en .txt. Incluye búsqueda solo en el directorio y subdirectorios del primer nivel.</text:span></text:p>
      <text:p text:style-name="P262"/>
      <text:p text:style-name="P263"><text:span text:style-name="T264">find . -maxdepth 2 -type f -name "*.txt"</text:span></text:p>
      <text:p text:style-name="P265"/>
      <text:p text:style-name="P266">4.9. Encuentre todos los archivos bajo /usr llamados lp.</text:p>
      <text:p text:style-name="P267"/>
      <text:p text:style-name="P268"><text:span text:style-name="T269">find <text:s/>/usr <text:s/>–name <text:s/>lp</text:span></text:p>
      <text:p text:style-name="P270"/>
      <text:p text:style-name="P271"><text:span text:style-name="T272">4.</text:span><text:span text:style-name="T273">10.<text:s/></text:span><text:span text:style-name="T274">Buscar todos los archivos cuyo nombre es respaldo.txt y contiene tanto letras mayúsculas y minúsculas en el diretorio $HOME.</text:span></text:p>
      <text:p text:style-name="P275"/>
      <text:p text:style-name="P276"><text:span text:style-name="T277"># find $HOME -iname respaldo.txt</text:span></text:p>
      <text:p text:style-name="P278"/>
      <text:p text:style-name="P279"><text:span text:style-name="T280">4.11.<text:s/></text:span><text:span text:style-name="T281">Buscar todos los directorios cuyo nombre es respaldo en / directorio.</text:span></text:p>
      <text:p text:style-name="P282"/>
      <text:p text:style-name="Standard"><text:span text:style-name="T283">#find / -type d -name respaldo</text:span><text:span text:style-name="T284"><text:line-break/></text:span></text:p>
      <text:p text:style-name="P285"><text:span text:style-name="T286">4.12.</text:span><text:span text:style-name="T287"><text:s/></text:span><text:span text:style-name="T288">Buscar todos los archivos php <text:s/>cuyo nombre es respaldo.php en el directorio de trabajo actual.</text:span><text:span text:style-name="T289"><text:line-break/></text:span></text:p>
      <text:p text:style-name="P290"><text:span text:style-name="T291"># find <text:s/>. <text:s/>-type f -name respaldo.php</text:span></text:p>
      <text:p text:style-name="P292"/>
      <text:p text:style-name="P293"><text:span text:style-name="T294">4.13.</text:span><text:span text:style-name="T295"><text:s/>Buscar todos los archivos PHP en Directorio actual.</text:span></text:p>
      <text:p text:style-name="P296"/>
      <text:p text:style-name="P297"><text:span text:style-name="T298"># find . -type f -name "*.php"</text:span></text:p>
      <text:p text:style-name="P299"/>
      <text:p text:style-name="P300"><text:span text:style-name="T301">4.14. Buscar los ficheros cuyo tamaño esté entre 10M y 20M</text:span></text:p>
      <text:p text:style-name="P302"/>
      <text:p text:style-name="P303">$ find / -size +10240k -size -20480k</text:p>
      <text:p text:style-name="P304"><text:bookmark-start text:name="yui_3_15_0_2_1486287793788_1150"/><text:bookmark-end text:name="yui_3_15_0_2_1486287793788_1150"/></text:p>
      <text:p text:style-name="P305"><text:span text:style-name="T306">4.15. Buscar todos los ficheros que se nombren core y los borra interactivamente (consultando al usuario).</text:span></text:p>
      <text:p text:style-name="P307"/>
      <text:p text:style-name="P308"># find / -name core -exec rm -i "{}” <text:s/>";”</text:p>
      <text:p text:style-name="P309"><text:bookmark-start text:name="yui_3_15_0_2_1486287793788_1162"/><text:bookmark-end text:name="yui_3_15_0_2_1486287793788_1162"/></text:p>
      <text:p text:style-name="P310"><text:span text:style-name="T311">4.16. Buscar todos los archivos cuyos permisos son 777 en el directorio actual.</text:span></text:p>
      <text:p text:style-name="P312"/>
      <text:p text:style-name="P313"><text:span text:style-name="T314"># find . -type f -perm 0777</text:span></text:p>
      <text:p text:style-name="P315"/>
      <text:p text:style-name="P316"><text:span text:style-name="T317">4.17. Buscar todos los archivos cuyos permisos NO son 777 en el directorio actual.</text:span></text:p>
      <text:p text:style-name="P318"/>
      <text:p text:style-name="P319"><text:span text:style-name="T320"># find . -type f ! <text:s/>-perm 0777</text:span></text:p>
      <text:p text:style-name="P321"/>
      <text:p text:style-name="P322"><text:span text:style-name="T323">4.18. Buscar <text:s text:c="2"/>todos los archivos del sistema con permisos de sólo de lectura para el grupo.</text:span></text:p>
      <text:p text:style-name="P324"/>
      <text:p text:style-name="P325"><text:span text:style-name="T326"># find / -perm / g=r</text:span></text:p>
      <text:p text:style-name="P327"/>
      <text:p text:style-name="Standard"><text:span text:style-name="T328">4.19. Buscar archivos ejecutables en todos los grupos de permisos</text:span><text:span text:style-name="T329">.</text:span></text:p>
      <text:p text:style-name="P330"/>
      <text:soft-page-break/>
      <text:p text:style-name="Standard"><text:span text:style-name="T331"># find / -perm / a=x</text:span><text:span text:style-name="T332"><text:line-break/></text:span><text:span text:style-name="T333"><text:line-break/></text:span><text:span text:style-name="T334">4.20. <text:s/>Buscar todos los archivos con permisos 777 y utilizar el comando chmod para establecer permisos a 644<text:s/></text:span><text:span text:style-name="T335">.</text:span><text:span text:style-name="T336"><text:line-break/></text:span><text:span text:style-name="T337"><text:line-break/></text:span><text:span text:style-name="T338"># find / -type f -perm 0777 -print -exec chmod 644 {} \;</text:span></text:p>
      <text:p text:style-name="Standard"/>
      <text:p text:style-name="Standard"><text:span text:style-name="T339">4.21. Encontrar y eliminar un solo archivo</text:span></text:p>
      <text:p text:style-name="Standard"/>
      <text:p text:style-name="Standard"><text:span text:style-name="T340"># find . -type f -name "archivo.txt" -exec rm -f {} \;</text:span><text:span text:style-name="T341"><text:line-break/></text:span><text:span text:style-name="T342"><text:line-break/></text:span><text:span text:style-name="T343">4.22. Listar todos los archivos vacíos bajo /tmp.</text:span></text:p>
      <text:p text:style-name="Standard"/>
      <text:p text:style-name="Standard"><text:span text:style-name="T344"># find /tmp -type f -empty</text:span><text:span text:style-name="T345"><text:line-break/></text:span><text:span text:style-name="T346"><text:line-break/></text:span><text:span text:style-name="T347">4.23. Buscar todos los directorios vacíos</text:span><text:span text:style-name="T348"><text:line-break/></text:span><text:span text:style-name="T349"><text:line-break/></text:span><text:span text:style-name="T350"># find /tmp -type d -empty</text:span><text:span text:style-name="T351"><text:line-break/></text:span><text:span text:style-name="T352"><text:line-break/></text:span><text:span text:style-name="T353">4.25. Buscar todos los archivos propiedad del grupo “developer”</text:span></text:p>
      <text:p text:style-name="Standard"/>
      <text:p text:style-name="Standard"><text:span text:style-name="T354"># find /home -group developer</text:span><text:span text:style-name="T355"><text:line-break/></text:span><text:span text:style-name="T356"><text:line-break/>4.26. Buscar los archivos modificados los últimos 50 dias</text:span></text:p>
      <text:p text:style-name="Standard"/>
      <text:p text:style-name="Standard"><text:span text:style-name="T357"># find / -mtime 50</text:span><text:span text:style-name="T358"><text:line-break/></text:span><text:span text:style-name="T359"><text:line-break/></text:span><text:span text:style-name="T360">4.27. Buscar los archivos accedidos los últimos 50 días</text:span><text:span text:style-name="T361"><text:line-break/></text:span></text:p>
      <text:p text:style-name="Standard"><text:span text:style-name="T362"># find / -atime 50</text:span><text:span text:style-name="T363"><text:line-break/></text:span><text:span text:style-name="T364"><text:line-break/></text:span><text:span text:style-name="T365">4.28. Buscar los archivos modificados entre los últimos 50-100 <text:s/>días<text:s/></text:span><text:span text:style-name="T366"><text:line-break/></text:span><text:span text:style-name="T367"><text:line-break/></text:span><text:span text:style-name="T368"># find / -mtime +50 -mtime -100</text:span><text:span text:style-name="T369"><text:line-break/></text:span><text:span text:style-name="T370"><text:line-break/></text:span><text:span text:style-name="T371">4.29. Buscar archivos modificados en los últimos 60 minutos, ie. 1 hora</text:span></text:p>
      <text:p text:style-name="Standard"/>
      <text:p text:style-name="Standard"><text:span text:style-name="T372"># find / -cmin -60</text:span><text:span text:style-name="T373"><text:line-break/></text:span><text:span text:style-name="T374"><text:line-break/></text:span><text:span text:style-name="T375"><text:line-break/></text:span></text:p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MS PMincho" svg:font-family="MS PMincho" style:font-family-generic="roman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Calibri" svg:font-family="Calibri" style:font-family-generic="swiss" style:font-pitch="variable" svg:panose-1="2 15 5 2 2 2 4 3 2 4"/>
    <style:font-face style:name="CharterBT-Roman" svg:font-family="CharterBT-Roman" style:font-family-generic="system" style:font-pitch="variable"/>
    <style:font-face style:name="CharterBT-Bold" svg:font-family="CharterBT-Bold" style:font-family-generic="system" style:font-pitch="variable"/>
    <style:font-face style:name="Arial, Helvetica, Luxi-sans, 'N" svg:font-family="Arial, Helvetica, Luxi-sans, 'N" style:font-family-generic="system"/>
    <style:font-face style:name="KreonRegular" svg:font-family="KreonRegular" style:font-family-generic="system"/>
    <style:font-face style:name="DroidSansRegular" svg:font-family="DroidSansRegular" style:font-family-generic="system"/>
    <style:font-face style:name="arial, helvetica, clean, sans-s" svg:font-family="arial, helvetica, clean, sans-s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style:font-name-complex="Lucida Sans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MS PMincho" style:font-name-complex="Tahoma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EncabezadoCar" style:display-name="Encabezado Car" style:family="text" style:parent-style-name="Fuentedepárrafopredeter.">
      <style:text-properties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Car" style:display-name="Pie de página Car" style:family="text" style:parent-style-name="Fuentedepárrafopredeter.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395in" fo:margin-bottom="0.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95in"/>
      </style:header-style>
      <style:footer-style>
        <style:header-footer-properties style:dynamic-spacing="true" fo:min-height="0.4868in"/>
      </style:footer-style>
    </style:page-layout>
    <style:page-layout style:name="PL1">
      <style:page-layout-properties fo:page-width="8.268in" fo:page-height="11.693in" style:print-orientation="portrait" fo:margin-top="0.6395in" fo:margin-left="0.7395in" fo:margin-bottom="0.9868in" fo:margin-right="0.589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>
      <style:header>
        <text:p text:style-name="Encabezado">Alberto Gómez Morales<text:tab/>1º DAW<text:tab/>Sistemas Informáticos</text:p>
      </style:header>
    </style:master-page>
    <style:master-page style:name="MP1" style:page-layout-name="PL1">
      <style:header>
        <text:p text:style-name="Encabezado">Alberto Gómez Morales<text:tab/>1º DAW<text:tab/>Sistemas Informático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gda</meta:initial-creator>
    <dc:creator>Alberto Gómez Morales</dc:creator>
    <meta:creation-date>2023-03-16T11:33:00Z</meta:creation-date>
    <dc:date>2023-03-16T11:35:00Z</dc:date>
    <meta:template xlink:href="Normal" xlink:type="simple"/>
    <meta:editing-cycles>3</meta:editing-cycles>
    <meta:editing-duration>PT18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19" meta:word-count="1509" meta:character-count="9791" meta:row-count="69" meta:non-whitespace-character-count="8301"/>
  </office:meta>
</office:document-meta>
</file>